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18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pri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Requisito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Comentarios a la entrega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Portada de entrada</text:p>
          </table:table-cell>
          <table:table-cell table:style-name="ce3" office:value-type="string" calcext:value-type="string">
            <text:p>Crear una página con la portada con logo y versión de la app</text:p>
          </table:table-cell>
          <table:table-cell table:style-name="ce3" office:value-type="string" calcext:value-type="string">
            <text:p>Definido el logo y puesto en pantalla de inicio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Llamada a función de control de versión</text:p>
          </table:table-cell>
          <table:table-cell table:style-name="ce3" office:value-type="string" calcext:value-type="string">
            <text:p>Llamar a la función que carga los datos de configuración de la app almacenados en un JSON y número de versión</text:p>
          </table:table-cell>
          <table:table-cell table:style-name="ce3" office:value-type="string" calcext:value-type="string">
            <text:p>Se ha creado el archivo mym.cfg que realmente es una definición de variables y se carga como si fuera un javascript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Pantalla principal</text:p>
          </table:table-cell>
          <table:table-cell office:value-type="string" calcext:value-type="string">
            <text:p>Pantalla principal donde se muestren todos mis favoritos y el botón con el menú de herramien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Menú de Herramientas</text:p>
          </table:table-cell>
          <table:table-cell office:value-type="string" calcext:value-type="string">
            <text:p>Pantalla modal lateral donde estén las herramientas de configuració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Script de control de versiones</text:p>
          </table:table-cell>
          <table:table-cell office:value-type="string" calcext:value-type="string">
            <text:p>Script que abra un editor para comentar información de la versión. Comprima todo el proyecto y haga un backup.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2:30:36.6721704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mo</meta:initial-creator>
    <meta:creation-date>2017-02-11T09:04:50.618097913</meta:creation-date>
    <dc:date>2017-02-21T23:34:20.729999984</dc:date>
    <dc:creator>Manuel Amo</dc:creator>
    <meta:editing-duration>PT1H13M49S</meta:editing-duration>
    <meta:editing-cycles>4</meta:editing-cycles>
    <meta:generator>LibreOffice/4.3.3.2$Linux_x86 LibreOffice_project/430m0$Build-2</meta:generator>
    <meta:document-statistic meta:table-count="1" meta:cell-count="22" meta:object-count="0"/>
  </office:meta>
</office:document-meta>
</file>